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5165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3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map style:condition="cell-content()=&quot;IF&quot;" style:apply-style-name="cf4" style:base-cell-address="Sheet1.B1"/>
      <style:map style:condition="cell-content()=0" style:apply-style-name="Accent" style:base-cell-address="Sheet1.B1"/>
    </style:style>
    <style:style style:name="ce35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order="0.74pt solid #000000"/>
    </style:style>
    <style:style style:name="ce37" style:family="table-cell" style:parent-style-name="Default">
      <style:table-cell-properties fo:border="0.74pt solid #000000"/>
    </style:style>
    <style:style style:name="ce38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9" style:family="table-cell" style:parent-style-name="Default">
      <style:table-cell-properties fo:border="0.74pt solid #000000"/>
    </style:style>
    <style:style style:name="ce40" style:family="table-cell" style:parent-style-name="Default">
      <style:table-cell-properties fo:border="0.74pt solid #000000"/>
    </style:style>
    <style:style style:name="ce41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="0.74pt solid #000000"/>
    </style:style>
    <style:style style:name="ce25" style:family="table-cell" style:parent-style-name="Default">
      <style:table-cell-properties fo:border="0.74pt solid #000000"/>
    </style:style>
    <style:style style:name="ce32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="0.74pt solid #000000"/>
    </style:style>
    <style:style style:name="ce50" style:family="table-cell" style:parent-style-name="Default">
      <style:table-cell-properties fo:border="0.74pt solid #000000"/>
    </style:style>
    <style:style style:name="ce51" style:family="table-cell" style:parent-style-name="Default">
      <style:table-cell-properties fo:border="0.74pt solid #000000"/>
    </style:style>
    <style:style style:name="ce52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44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.5555in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2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1.111in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start" fo:margin-left="0.972in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start" fo:margin-left="1.25in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start" fo:margin-left="0.139in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48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"/>
        <table:table-column table:style-name="co1" table:default-cell-style-name="ce35"/>
        <table:table-column table:style-name="co3" table:default-cell-style-name="ce33"/>
        <table:table-column table:style-name="co1" table:default-cell-style-name="ce15"/>
        <table:table-column table:style-name="co4" table:default-cell-style-name="ce33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nglet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2" calcext:value-type="float">
            <text:p>2</text:p>
          </table:table-cell>
          <table:table-cell table:style-name="ce43" office:value-type="string" calcext:value-type="string">
            <text:p>Borg</text:p>
          </table:table-cell>
          <table:table-cell/>
          <table:table-cell office:value-type="string" calcext:value-type="string">
            <text:p><text:a xlink:href="https://stackoverflow.com/a/6255101/11143763" xlink:type="simple">https://stackoverflow.com/a/6255101/11143763</text:a></text:p>
            <text:p><text:a xlink:href="https://code.activestate.com/recipes/66531-singleton-we-dont-need-no-stinkin-singleton-the-bo/" xlink:type="simple">https://code.activestate.com/recipes/66531-singleton-we-dont-need-no-stinkin-singleton-the-bo/</text:a>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Wiz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atterns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Fac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6" office:value-type="float" office:value="4" calcext:value-type="float">
            <text:p>4</text:p>
          </table:table-cell>
          <table:table-cell table:style-name="ce43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38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Design &amp; Implemen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38" office:value-type="float" office:value="1" calcext:value-type="float">
            <text:p>1</text:p>
          </table:table-cell>
          <table:table-cell table:style-name="ce43" office:value-type="string" calcext:value-type="string">
            <text:p>Draw UM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3" office:value-type="string" calcext:value-type="string">
            <text:p>Safeguard from collision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string" calcext:value-type="string">
            <text:p>Give each protocol a universal dir in tm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table:style-name="ce9" office:value-type="float" office:value="1" calcext:value-type="float">
            <text:p>1</text:p>
          </table:table-cell>
          <table:table-cell table:style-name="ce44" office:value-type="string" calcext:value-type="string">
            <text:p>Randomize decrease step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40" office:value-type="float" office:value="1" calcext:value-type="float">
            <text:p>1</text:p>
          </table:table-cell>
          <table:table-cell table:style-name="ce43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1" office:value-type="float" office:value="1" calcext:value-type="float">
            <text:p>1</text:p>
          </table:table-cell>
          <table:table-cell table:style-name="ce43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42" office:value-type="float" office:value="1" calcext:value-type="float">
            <text:p>1</text:p>
          </table:table-cell>
          <table:table-cell table:style-name="ce43" office:value-type="string" calcext:value-type="string">
            <text:p>Implement ExtendedSubmission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Problem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tore opts with 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5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Language suppor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Bring convert_to_executable_fun out of TestingProtocol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6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nversion ret type: Path → int – to trace 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Out: truncate newlin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Trailing whitespace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4" office:value-type="string" calcext:value-type="string">
            <text:p>Truncate correct output on initialization?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Custom: get_custom_checker_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pport RE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7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Organize sample_tests dir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press unwanted stderr in tests</text:p>
          </table:table-cell>
          <table:table-cell office:value-type="string" calcext:value-type="string">
            <text:p>?</text:p>
          </table:table-cell>
          <table:table-cell table:style-name="ce48" office:value-type="string" calcext:value-type="string">
            <text:p>SetUp-tearDown?</text:p>
          </table:table-cell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README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itch to enumerate in test iteration</text:p>
          </table:table-cell>
          <table:table-cell office:value-type="string" calcext:value-type="string">
            <text:p>+</text:p>
          </table:table-cell>
          <table:table-cell table:style-name="ce48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1 C++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2 Java/Sca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3 Pytho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1.4 Haskell</text:p>
          </table:table-cell>
          <table:table-cell office:value-type="string" calcext:value-type="string">
            <text:p>+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te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2. Supported protocols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1 In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2 In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3 RandIntCustom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2.4 LimitedWork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rid of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Copy&amp;paste in 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TestSy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Junk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eate alias for cd to project dir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28.3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tomatically rerender diagram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enerate coverage reports for testing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Mis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 test run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+Checkpoint2</text:p>
          </table:table-cell>
          <table:table-cell/>
          <table:table-cell office:value-type="string" calcext:value-type="string">
            <text:p>https://docs.google.com/document/d/11DyYqOErt1Lqi2cNr0uTCBUOfDZnr5vNbpcjpfjyZBc/edit</text:p>
          </table:table-cell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I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 IF-TestingSystem interaction protocol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seCas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Incorrect &lt;&lt;include&gt;&gt; u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ctivit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Input file dirs</text:p>
          </table:table-cell>
          <table:table-cell office:value-type="string" calcext:value-type="string">
            <text:p>!</text:p>
          </table:table-cell>
          <table:table-cell/>
        </table:table-row>
        <table:table-row table:style-name="ro1">
          <table:table-cell office:value-type="string" calcext:value-type="string">
            <text:p>5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3" office:value-type="string" calcext:value-type="string">
            <text:p>Choose statement file forma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Server</text:p>
          </table:table-cell>
          <table:table-cell office:value-type="float" office:value="3" calcext:value-type="float">
            <text:p>3</text:p>
          </table:table-cell>
          <table:table-cell table:style-name="ce46" office:value-type="string" calcext:value-type="string">
            <text:p>PDF+MD+TXT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stackoverflow.com/questions/17784037/how-to-display-pdf-file-in-html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Protoco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name diagram to Class_TestingProtocol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cmd line I/F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akefile + requirements.tx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custodia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Use Json correctly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https://towardsdatascience.com/how-to-best-work-with-json-in-python-2c8989ff0390</text:p>
          </table:table-cell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Switch to flat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Test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18" office:value-type="float" office:value="1" calcext:value-type="float">
            <text:p>1</text:p>
          </table:table-cell>
          <table:table-cell table:style-name="ce43" office:value-type="string" calcext:value-type="string">
            <text:p>Upload</text:p>
          </table:table-cell>
          <table:table-cell office:value-type="string" calcext:value-type="string">
            <text:p>+</text:p>
          </table:table-cell>
          <table:table-cell table:style-name="Default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Implement wizard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Proper nam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Deadline (10.4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plement problem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Driver scrip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Driver cod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3" office:value-type="string" calcext:value-type="string">
            <text:p>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43" office:value-type="string" calcext:value-type="string">
            <text:p>aux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2" office:value-type="float" office:value="1" calcext:value-type="float">
            <text:p>1</text:p>
          </table:table-cell>
          <table:table-cell table:style-name="ce46" office:value-type="string" calcext:value-type="string">
            <text:p>Problem_data_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29" office:value-type="string" calcext:value-type="string">
            <text:p>Protocol_upload_wizar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3" office:value-type="float" office:value="1" calcext:value-type="float">
            <text:p>1</text:p>
          </table:table-cell>
          <table:table-cell table:style-name="ce30" office:value-type="string" calcext:value-type="string">
            <text:p>Switch to postfixes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in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_ou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limited_work_spac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custom_check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in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outfile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rand_in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5" office:value-type="float" office:value="1" calcext:value-type="float">
            <text:p>1</text:p>
          </table:table-cell>
          <table:table-cell table:style-name="ce30" office:value-type="string" calcext:value-type="string">
            <text:p>upload_numerou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9.4.2022</text:p>
          </table:table-cell>
          <table:table-cell office:value-type="string" calcext:value-type="string">
            <text:p>Cmd</text:p>
          </table:table-cell>
          <table:table-cell table:style-name="ce24" office:value-type="float" office:value="1" calcext:value-type="float">
            <text:p>1</text:p>
          </table:table-cell>
          <table:table-cell table:style-name="ce30" office:value-type="string" calcext:value-type="string">
            <text:p>upload_singl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3"/>
          <table:table-cell table:style-name="ce30"/>
          <table:table-cell table:number-columns-repeated="2"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mission uploa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Get rid of copy&amp;paste in protocol generators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1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Use __dict__?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ser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ini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readm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ubm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upload_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li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display_problems: quer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dd problem names for display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table:style-name="ce32" office:value-type="float" office:value="1" calcext:value-type="float">
            <text:p>1</text:p>
          </table:table-cell>
          <table:table-cell table:style-name="ce46" office:value-type="string" calcext:value-type="string">
            <text:p>Preppend heading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Append link back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30" office:value-type="string" calcext:value-type="string">
            <text:p>Reduce gap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GOTO proble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string" calcext:value-type="string">
            <text:p>process wrong id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Switch to Jinj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19.4.2022</text:p>
          </table:table-cell>
          <table:table-cell office:value-type="string" calcext:value-type="string">
            <text:p>Server</text:p>
          </table:table-cell>
          <table:table-cell table:style-name="ce47" office:value-type="float" office:value="1" calcext:value-type="float">
            <text:p>1</text:p>
          </table:table-cell>
          <table:table-cell table:style-name="ce45" office:value-type="string" calcext:value-type="string">
            <text:p>Upper right corner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17.4.2022</text:p>
          </table:table-cell>
          <table:table-cell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olve problem id collision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re submission lang with protocol lang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Submission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Add lang field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ove fields from TestingProtocol to LanguageData: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nversion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6" office:value-type="string" calcext:value-type="string">
            <text:p>command_line_opts_l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0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nput submission lang fie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0" office:value-type="float" office:value="1" calcext:value-type="float">
            <text:p>1</text:p>
          </table:table-cell>
          <table:table-cell table:style-name="ce43" office:value-type="string" calcext:value-type="string">
            <text:p>Test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C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able json return/return verdict somehow else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21.4.2022</text:p>
          </table:table-cell>
          <table:table-cell office:value-type="string" calcext:value-type="string">
            <text:p>BU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..Student/main_driver.py submitted, RE not caugh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Deadline (1.5.2022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OWS!!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1" office:value-type="float" office:value="1" calcext:value-type="float">
            <text:p>1</text:p>
          </table:table-cell>
          <table:table-cell table:style-name="ce62" office:value-type="string" calcext:value-type="string">
            <text:p>Minimize subproce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3" office:value-type="string" calcext:value-type="string">
            <text:p>Run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File management: tempf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TestingProtocols</text:p>
          </table:table-cell>
          <table:table-cell table:style-name="ce33" office:value-type="string" calcext:value-type="string">
            <text:p>prevent_path_collision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inout</text:p>
          </table:table-cell>
          <table:table-cell table:style-name="ce33" office:value-type="string" calcext:value-type="string">
            <text:p>truncate_terminating_newline_if_necessary, equal_files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2" office:value-type="float" office:value="1" calcext:value-type="float">
            <text:p>1</text:p>
          </table:table-cell>
          <table:table-cell table:style-name="ce46" office:value-type="string" calcext:value-type="string">
            <text:p>incusto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6" office:value-type="string" calcext:value-type="string">
            <text:p>randcus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53"/>
          <table:table-cell table:style-name="ce46" office:value-type="string" calcext:value-type="string">
            <text:p>lw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3" office:value-type="float" office:value="1" calcext:value-type="float">
            <text:p>1</text:p>
          </table:table-cell>
          <table:table-cell table:style-name="ce43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Out/Cust copy&amp;paste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implement verify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0.4.2022</text:p>
          </table:table-cell>
          <table:table-cell office:value-type="string" calcext:value-type="string">
            <text:p>Protocols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VerdictOptions: Enum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 table:number-rows-repeated="1048406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0:Sheet1.C16 Sheet1.C23:Sheet1.C23 Sheet1.C7:Sheet1.C8 Sheet1.C1:Sheet1.C5 Sheet1.C28:Sheet1.C95 Sheet1.C97:Sheet1.C100 Sheet1.C106:Sheet1.C106 Sheet1.C134:Sheet1.C134 Sheet1.C108:Sheet1.C132 Sheet1.C140:Sheet1.C148 Sheet1.C150:Sheet1.C155 Sheet1.C170:Sheet1.C1048576 Sheet1.C165:Sheet1.C16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58 Sheet1.E16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9:Sheet1.C9 Sheet1.C11:Sheet1.C1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5:Sheet1.C2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7:Sheet1.C2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4:Sheet1.C24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6:Sheet1.C2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0:Sheet1.C2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22:Sheet1.C2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4" calcext:value="=&quot;IF&quot;" calcext:base-cell-address="Sheet1.B1"/>
            <calcext:condition calcext:apply-style-name="Accent" calcext:value="=0" calcext:base-cell-address="Sheet1.B1"/>
          </calcext:conditional-format>
          <calcext:conditional-format calcext:target-range-address="Sheet1.B1:Sheet1.B1048576">
            <calcext:condition calcext:apply-style-name="cf1" calcext:value="=&quot;Cmd&quot;" calcext:base-cell-address="Sheet1.B1"/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contains-text(&quot;Deadline&quot;)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  <calcext:condition calcext:apply-style-name="cf8" calcext:value="=&quot;Web&quot;" calcext:base-cell-address="Sheet1.B1"/>
          </calcext:conditional-format>
          <calcext:conditional-format calcext:target-range-address="Sheet1.C6:Sheet1.C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96:Sheet1.C9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3:Sheet1.C103 Sheet1.C105:Sheet1.C105 Sheet1.C108:Sheet1.C108 Sheet1.C110:Sheet1.C110 Sheet1.C112:Sheet1.C112 Sheet1.C114:Sheet1.C114 Sheet1.C116:Sheet1.C116 Sheet1.C101:Sheet1.C10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04:Sheet1.C104 Sheet1.C106:Sheet1.C107 Sheet1.C109:Sheet1.C109 Sheet1.C111:Sheet1.C111 Sheet1.C113:Sheet1.C113 Sheet1.C115:Sheet1.C115 Sheet1.C117:Sheet1.C117 Sheet1.C102:Sheet1.C102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8" calcext:value="=&quot;Server&quot;" calcext:base-cell-address="Sheet1.B1"/>
          </calcext:conditional-format>
          <calcext:conditional-format calcext:target-range-address="Sheet1.C133:Sheet1.C133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5:Sheet1.C13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Error" calcext:value="=&quot;BUG&quot;" calcext:base-cell-address="Sheet1.B1"/>
          </calcext:conditional-format>
          <calcext:conditional-format calcext:target-range-address="Sheet1.C149:Sheet1.C14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7:Sheet1.C157 Sheet1.C159:Sheet1.C159 Sheet1.C161:Sheet1.C161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2:Sheet1.C164 Sheet1.C158:Sheet1.C158 Sheet1.C160:Sheet1.C16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56:Sheet1.C15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69:Sheet1.C16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month/>
      <number:text>/</number:text>
      <number:day/>
      <number:text>/</number:text>
      <number:year number:style="long"/>
    </number:date-style>
    <number:date-style style:name="N121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12:37:49.92188891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5-01T02:42:06.054775834</dc:date>
    <meta:editing-duration>P2DT13H21M42S</meta:editing-duration>
    <meta:editing-cycles>214</meta:editing-cycles>
    <meta:generator>LibreOffice/7.3.1.3$Linux_X86_64 LibreOffice_project/30$Build-3</meta:generator>
    <meta:document-statistic meta:table-count="1" meta:cell-count="706" meta:object-count="0"/>
  </office:meta>
</office:document-meta>
</file>